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bbc" officeooo:paragraph-rsid="001d2bbc"/>
    </style:style>
    <style:style style:name="P2" style:family="paragraph" style:parent-style-name="Standard">
      <style:text-properties officeooo:rsid="00207327" officeooo:paragraph-rsid="00207327"/>
    </style:style>
    <style:style style:name="P3" style:family="paragraph" style:parent-style-name="Standard">
      <style:text-properties officeooo:rsid="002534b5" officeooo:paragraph-rsid="002534b5"/>
    </style:style>
    <style:style style:name="P4" style:family="paragraph" style:parent-style-name="Standard">
      <style:text-properties officeooo:rsid="00261af5" officeooo:paragraph-rsid="00261af5"/>
    </style:style>
    <style:style style:name="P5" style:family="paragraph" style:parent-style-name="Standard">
      <style:text-properties officeooo:rsid="00263f75" officeooo:paragraph-rsid="00263f75"/>
    </style:style>
    <style:style style:name="P6" style:family="paragraph" style:parent-style-name="Standard">
      <style:text-properties officeooo:rsid="00290c39" officeooo:paragraph-rsid="00290c39"/>
    </style:style>
    <style:style style:name="T1" style:family="text">
      <style:text-properties officeooo:rsid="001e1d2f"/>
    </style:style>
    <style:style style:name="T2" style:family="text">
      <style:text-properties officeooo:rsid="0022f79e"/>
    </style:style>
    <style:style style:name="T3" style:family="text">
      <style:text-properties officeooo:rsid="00256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roblem with getting photo on place. For image always use img tag (not from css most of the time). Put class in img tag itself and give height: auto (so that aspect ration is maintained) and width :<text:span text:style-name="T1">100% (for mobile)<text:line-break/><text:line-break/>Image always takes its original shape, so always give proper height and width to image itself (make a class inside img tag and give height and width, not to the container that contains photo)</text:span></text:p>
      <text:p text:style-name="P1"/>
      <text:p text:style-name="P2">2. <text:span text:style-name="T2">Always make an outer containter to center its children (to flex and justify center)</text:span></text:p>
      <text:p text:style-name="P2"/>
      <text:p text:style-name="P3">3. Same picture does not work on all the scenario. You have to get different picture if you want to show it differently in mobile version. <text:line-break/><text:line-break/><text:span text:style-name="T3">4. if you want to make a div (or a container into a bar for example nav bar that runs from right to left) then do background: &lt;color&gt; and GiVE height and width to form a rectangle. Otherwise it wont have area to fill the color.</text:span></text:p>
      <text:p text:style-name="P3"/>
      <text:p text:style-name="P4">5. if you want space between underline and text then donot do text-decoration. Do border underline instead, then add padding-bottom to the text</text:p>
      <text:p text:style-name="P4"/>
      <text:p text:style-name="P5">6. Whenever there is a list put in &lt;ul&gt; and &lt;li&gt;. When making portfolio you did not consider in many cases. But later you did after looking into the original code.</text:p>
      <text:p text:style-name="P5"/>
      <text:p text:style-name="P6">7. If there is no effect of margin and padding in HTML tag then that item must be inline item. Change it to inline-block first. Experienced that when re doing form of my portfol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9:33:46.881471737</meta:creation-date>
    <meta:generator>LibreOffice/6.0.6.2$Linux_X86_64 LibreOffice_project/00m0$Build-2</meta:generator>
    <dc:date>2019-01-04T11:32:13.423078044</dc:date>
    <meta:editing-duration>PT3H46M19S</meta:editing-duration>
    <meta:editing-cycles>11</meta:editing-cycles>
    <meta:document-statistic meta:table-count="0" meta:image-count="0" meta:object-count="0" meta:page-count="1" meta:paragraph-count="6" meta:word-count="250" meta:character-count="1351" meta:non-whitespace-character-count="1104"/>
  </office:meta>
</office:document-meta>
</file>